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VariableResolver.processVariable( Token expr , List mapStack , int stack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paredVariableResolver.getNewVariableToken( String vari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ken.Token( int type , Input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paredVariableResolver.Prepared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odu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aredVariableResolver.processNewExpression( Token expr , ExpressionFactory expressionFactory , ObjectModel new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paredVariableResolver.set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edVariableResolver.resolve( InvokeContext context , Map objectModel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">
            <text:p text:style-name="Table_20_Contents">4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Token.Token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paredVariableResolver.setExpression( String exp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reparedVariableResolver.PreparedVariableResolver( String expression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edVariableResolver.processModule( Token module , Token expr , Map objectModel , InvokeContext context , List mapStack , int stackSiz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reparedVariableResolv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edVariableResolv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ken.has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merge( Token new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edVariableResolver.getNewModuleToken( String modu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.Token( int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edVariableResolver.addToken( int type ,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oken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Toke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